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d3ef" officeooo:paragraph-rsid="000cd3ef"/>
    </style:style>
    <style:style style:name="P2" style:family="paragraph" style:parent-style-name="Standard">
      <style:paragraph-properties fo:text-align="start" style:justify-single-word="false"/>
      <style:text-properties officeooo:rsid="000cd3ef" officeooo:paragraph-rsid="000cd3ef"/>
    </style:style>
    <style:style style:name="P3" style:family="paragraph" style:parent-style-name="Standard">
      <style:paragraph-properties fo:text-align="start" style:justify-single-word="false"/>
      <style:text-properties officeooo:rsid="000cd3ef" officeooo:paragraph-rsid="000d1e8f"/>
    </style:style>
    <style:style style:name="P4" style:family="paragraph" style:parent-style-name="Standard">
      <style:paragraph-properties fo:text-align="start" style:justify-single-word="false"/>
      <style:text-properties officeooo:rsid="000cd3ef" officeooo:paragraph-rsid="000cd3ef"/>
    </style:style>
    <style:style style:name="P5" style:family="paragraph" style:parent-style-name="Standard">
      <style:paragraph-properties fo:text-align="start" style:justify-single-word="false"/>
      <style:text-properties officeooo:rsid="000cd3ef" officeooo:paragraph-rsid="000d2698"/>
    </style:style>
    <style:style style:name="P6" style:family="paragraph" style:parent-style-name="Standard">
      <style:paragraph-properties fo:text-align="start" style:justify-single-word="false"/>
      <style:text-properties officeooo:rsid="000d2698" officeooo:paragraph-rsid="000d269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2698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d1e8f"/>
    </style:style>
    <style:style style:name="T5" style:family="text">
      <style:text-properties officeooo:rsid="000d2698"/>
    </style:style>
    <style:style style:name="T6" style:family="text">
      <style:text-properties fo:color="#ff0000"/>
    </style:style>
    <style:style style:name="T7" style:family="text">
      <style:text-properties fo:color="#ff0000" fo:font-style="italic" style:font-style-asian="italic" style:font-style-complex="italic"/>
    </style:style>
    <style:style style:name="T8" style:family="text">
      <style:text-properties fo:color="#ff0000" fo:font-style="italic" officeooo:rsid="000d2698" style:font-style-asian="italic" style:font-style-complex="italic"/>
    </style:style>
    <style:style style:name="T9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ff0000" fo:font-size="14pt" fo:font-style="italic" officeooo:rsid="000d2698" style:font-size-asian="14pt" style:font-style-asian="italic" style:font-size-complex="14pt" style:font-style-complex="italic"/>
    </style:style>
    <style:style style:name="T11" style:family="text">
      <style:text-properties fo:color="#ff0000" officeooo:rsid="000d2698"/>
    </style:style>
    <style:style style:name="T12" style:family="text">
      <style:text-properties style:use-window-font-color="true" fo:font-size="14pt" fo:font-style="italic" officeooo:rsid="000d2698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OS A DESARROLLAR A PARTIR DE LOS FICHEROS DE LA LIGA</text:p>
      <text:p text:style-name="P1"/>
      <text:p text:style-name="P2"/>
      <text:p text:style-name="P2">PROCEDIMIENTO: En todos los casos, el proceso consiste en RECORRER SECUENCIALMENTE UN FICHERO. <text:s/>Para ello, utilizar la plantilla (método) <text:span text:style-name="T3">leerFichero</text:span></text:p>
      <text:p text:style-name="P2"/>
      <text:p text:style-name="P2"/>
      <text:p text:style-name="P2">1. Obtener un ArrayList de TODOS LOS EQUIPOS <text:span text:style-name="T4">(equipos.txt)</text:span></text:p>
      <text:p text:style-name="P2"/>
      <text:p text:style-name="P2"><text:s text:c="3"/><text:span text:style-name="T5">Prototipo:</text:span></text:p>
      <text:p text:style-name="P2"><text:s text:c="19"/><text:span text:style-name="T10">public </text:span><text:span text:style-name="T9"><text:s/></text:span><text:span text:style-name="T10">ArrayList&lt;Equipo&gt;</text:span><text:span text:style-name="T9"> <text:s text:c="4"/></text:span><text:span text:style-name="T10">crearListaEquipos(String rutaFichero)</text:span></text:p>
      <text:p text:style-name="P2"/>
      <text:p text:style-name="P3">2. Obtener un HashMap de TODOS LOS EQUIPOS <text:span text:style-name="T4">(equipos.txt)</text:span></text:p>
      <text:p text:style-name="P2"/>
      <text:p text:style-name="P5"><text:s text:c="13"/><text:span text:style-name="T7"><text:s text:c="6"/></text:span><text:span text:style-name="T8">public HashMap &lt;String, Equipo&gt; creaMapaEquipos(</text:span><text:span text:style-name="T10">String rutaFichero)</text:span></text:p>
      <text:p text:style-name="P2"/>
      <text:p text:style-name="P6">La clave es el nombre corto del equi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8:09:20.163000000</meta:creation-date>
    <dc:date>2019-01-23T08:38:02.657000000</dc:date>
    <meta:editing-duration>PT28M22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8" meta:word-count="68" meta:character-count="544" meta:non-whitespace-character-count="437"/>
  </office:meta>
</office:document-meta>
</file>